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nal Project Evaluation</text:p>
      <text:p text:style-name="P1"/>
      <text:p text:style-name="P1">Accomplishments</text:p>
      <text:p text:style-name="P2"><text:tab/>The overall project aim was to create an application for parents that would double as both a scholastic information tool and mobile parental control software. <text:s/>In effect, this entire architecture was accomplished despite its complexity. <text:s/>From the start, we knew that to add in a parental control aspect in order to make our application unique from other grade checking systems was to set out for more than the bare minimum of extra requirements. <text:s/>But, it seems like a very feasible tool for many adults that does not seem to exist anywhere on the Android market. <text:s/>The end result of this project was a fully functional framework to store, manage, and share a child's progress education while simultaneously providing the logic necessary to expand upon our example restrictive features. <text:s/></text:p>
      <text:p text:style-name="P2"><text:tab/>The web-based back end of our program contained several interacting database tables and web methods, one that we feel has been improved to completion. <text:s/>Also, we learned much of the native Android API—how to interface with services, and what is feasible from a security standpoint. <text:s/>Getting to this point of the learning process was the most important, if not explicitly stated, goal of the design process. <text:s/>Almost all of the initial design criteria stated in our project proposal were met, however, with the exception of implementing levels of penalty imposed by incurred infractions. <text:s/>This criteria encompasses the additional lack of refusing access to other mobile applications.</text:p>
      <text:p text:style-name="P2"/>
      <text:p text:style-name="P1">The Agile Process</text:p>
      <text:p text:style-name="P1"><text:tab/><text:span text:style-name="T1">The agile process we used was effective but not entirely as agile as it could have been. <text:s/>Our group underestimated the sheer time it would take to produce an integrated UI for all features of the app, and as such our approach was rather segmented. <text:s/>We started by constructing and testing the entire host of used web services before moving onto segmented mobile features and the basic application skeleton. <text:s/>Then, difficulties with publishing the database to the cloud caused further segmentation in the otherwise fluent agile process. <text:s/>Finally, it was agreed that the documentation required for every increment, while necessary for conveying progress to the instructor, was a hindrance to rapid development by causing us to think of increments in such a segmented way.</text:span></text:p>
      <text:p text:style-name="P1"><text:span text:style-name="T1"><text:tab/>Future agile projects may be better performed by instead segmenting increments by feature and not design aspect. <text:s/>For instance, having an instant integrated product with only account navigation and then grades checking may have fit the nature of agile processes more accurately.</text:span></text:p>
      <text:p text:style-name="P1"/>
      <text:p text:style-name="P1">Group Dynamics</text:p>
      <text:p text:style-name="P2"><text:tab/>Unlike some other groups, coordination between the two members went quite well. <text:s/>Since we both work for the same company, we are used to a similar strategy of collaboration between members and the sense of responsibility held for each. <text:s/>Devin became the impromptu project manager after electing to finish the management plan for the first increment, while Connor became assigned with creating system architecture diagrams and charts. <text:s/>This was the general nature of our management plan, as there were almost always multiple tasks to divide between members.</text:p>
      <text:p text:style-name="P1"/>
      <text:p text:style-name="P1">Reflections</text:p>
      <text:p text:style-name="P2"><text:tab/>In retrospect, more portability would have been achieved had we been able to use JQuery Mobile to construct our user interface. <text:s/>Since so much time was spent on the relatively straightforward feature of creating a system of classes and assignments, a browser aspect of the instructor account page could have allowed for a more universal and flexible grade distribution system. <text:s/>If this were a real world project, it would have taken several teams to complete: <text:s/>UI, web/database construction, parental control, and systems. <text:s/>Given the time and manpower constraints, we are satisfied enough with the app that we would not have changed any design goa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18:35:25.75</meta:creation-date>
    <dc:date>2013-05-08T19:13:06.46</dc:date>
    <meta:editing-duration>PT20M29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1" meta:word-count="601" meta:character-count="3805"/>
  </office:meta>
</office:document-meta>
</file>